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color="#ffffff"/>
      <style:text-properties fo:font-size="32pt"/>
    </style:style>
    <style:style style:name="P4" style:family="paragraph">
      <style:text-properties fo:font-size="3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32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4cm" svg:x="1.4cm" svg:y="0.837cm" presentation:class="subtitle">
          <draw:text-box>
            <text:p>Real time Linux programming</text:p>
            <text:p>Mark Veltzer</text:p>
            <text:p><text:span text:style-name="T1">mailto:mark@veltzer.ne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6.254cm" svg:x="1.4cm" svg:y="0.837cm" presentation:class="subtitle">
          <draw:text-box>
            <text:p>Definitions</text:p>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real time”?</text:p>
          </draw:text-box>
        </draw:frame>
        <draw:frame presentation:style-name="pr5" draw:layer="layout" svg:width="24.639cm" svg:height="12.178cm" svg:x="1.4cm" svg:y="4.914cm" presentation:class="outline" presentation:user-transformed="true">
          <draw:text-box>
            <text:list text:style-name="L2">
              <text:list-item>
                <text:p>From wikipedia: “<text:span text:style-name="T1">real-time computing (RTC), or reactive computing, is the study of hardware and software systems that are subject to a "real-time constraint"— e.g. operational deadlines from event to system response. Real-time programs must guarantee response within strict time constraints.[1] Often real-time response times are understood to be in the order of milliseconds and sometimes microseconds. In contrast, a non-real-time system is one that cannot guarantee a response time in any situation, even if a fast response is the usual result.</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l time” hardware</text:p>
          </draw:text-box>
        </draw:frame>
        <draw:frame presentation:style-name="pr6" draw:layer="layout" svg:width="24.639cm" svg:height="12.179cm" svg:x="1.4cm" svg:y="4.914cm" presentation:class="outline">
          <draw:text-box>
            <text:list text:style-name="L2">
              <text:list-item>
                <text:p>A hardware may guarantee real time performance by utilizing a “hardware clock” which is a crystal which delivers a pulse at a constant rate.</text:p>
              </text:list-item>
              <text:list-item>
                <text:p>The engineers will make sure that the hardware concludes it's business before the clock strikes again.</text:p>
              </text:list-item>
              <text:list-item>
                <text:p>What you get is a guarantee for how long it takes you to do a certain operatio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rms</text:p>
          </draw:text-box>
        </draw:frame>
        <draw:frame presentation:style-name="pr6" draw:layer="layout" svg:width="24.639cm" svg:height="12.179cm" svg:x="1.4cm" svg:y="4.914cm" presentation:class="outline">
          <draw:text-box>
            <text:list text:style-name="L2">
              <text:list-item>
                <text:p><text:span text:style-name="T2">“</text:span><text:span text:style-name="T2">Hard real time”</text:span> means a system that must meet time requirements and never miss even a single dead line.</text:p>
              </text:list-item>
              <text:list-item>
                <text:p><text:span text:style-name="T2">“</text:span><text:span text:style-name="T2">Soft real time”</text:span> is the same but for a system that will continue to perform even if the deadlines are missed.</text:p>
              </text:list-item>
              <text:list-item>
                <text:p><text:span text:style-name="T2">“</text:span><text:span text:style-name="T2">High performance” </text:span><text:span text:style-name="T3">is a system that has to utilize the hardware to the maximum but where each operation is not constrained.</text:span></text:p>
              </text:list-item>
              <text:list-item>
                <text:p><text:span text:style-name="T3">A system may fall into more than one category (think chess playing software).</text:span></text:p>
              </text:list-item>
              <text:list-item>
                <text:p><text:span text:style-name="T3">Note that the lines between these are sometimes blurred (e.g. what do you call a system that may miss only several deadlines per second?).</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ving a system is “real time”</text:p>
          </draw:text-box>
        </draw:frame>
        <draw:frame presentation:style-name="pr6" draw:layer="layout" svg:width="24.639cm" svg:height="12.179cm" svg:x="1.4cm" svg:y="4.914cm" presentation:class="outline">
          <draw:text-box>
            <text:list text:style-name="L2">
              <text:list-item>
                <text:p>Is impossible.</text:p>
              </text:list-item>
              <text:list-item>
                <text:p>There are approaches that scan the source code of a system and try to prove that it always returns to some place at regular intervals.</text:p>
              </text:list-item>
              <text:list-item>
                <text:p>These approaches fail for current systems because of the huge amount of code in them.</text:p>
              </text:list-item>
              <text:list-item>
                <text:p>The result is that the only way to “prove” that a system is hard or soft real time is just to run it for a long time and see that it misses no deadlines (hard real time) or few dead lines (soft real time).</text:p>
              </text:list-item>
              <text:list-item>
                <text:p>This is a statistical proof.</text:p>
              </text:list-item>
              <text:list-item>
                <text:p>But it is usually good enough, even for mission critical applications.</text:p>
              </text:list-item>
              <text:list-item>
                <text:p>After all, it's the only way we know...</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igning real time software</text:p>
          </draw:text-box>
        </draw:frame>
        <draw:frame presentation:style-name="pr6" draw:layer="layout" svg:width="24.639cm" svg:height="12.179cm" svg:x="1.4cm" svg:y="4.914cm" presentation:class="outline" presentation:user-transformed="true">
          <draw:text-box>
            <text:list text:style-name="L2">
              <text:list-item>
                <text:p>There are methodologies designed specifically for the design of real time software such as <text:span text:style-name="T2">MASCOT, HOOD, AADL, Ravenscar, profile </text:span><text:span text:style-name="T3">and others.</text:span></text:p>
              </text:list-item>
              <text:list-item>
                <text:p><text:span text:style-name="T3">These methodologies deal with how you design your system: decide on numbers of threads or process, the roles of each process, the priorities of the threads and more.</text:span></text:p>
              </text:list-item>
              <text:list-item>
                <text:p><text:span text:style-name="T3">They also deal with how to debug a multi-threaded piece of software that must meet the strict deadlines.</text:span></text:p>
              </text:list-item>
              <text:list-item>
                <text:p><text:span text:style-name="T3">We will not discuss them further.</text:span></text:p>
              </text:list-item>
              <text:list-item>
                <text:p><text:span text:style-name="T3">Our business will be the APIs available in Linux to implement <text:s/>such system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l time and programming language</text:p>
          </draw:text-box>
        </draw:frame>
        <draw:frame presentation:style-name="pr6" draw:layer="layout" svg:width="24.639cm" svg:height="12.179cm" svg:x="1.4cm" svg:y="4.914cm" presentation:class="outline">
          <draw:text-box>
            <text:list text:style-name="L2">
              <text:list-item>
                <text:p>Real time systems may be written in any language (including Java and Python contrary to public opinion).</text:p>
              </text:list-item>
              <text:list-item>
                <text:p>Because care is needed to disable non-deterministic aspects of the programming language (e.g. garbage collector) then programmers prefer more deterministic languages like C and C++.</text:p>
              </text:list-item>
              <text:list-item>
                <text:p>No, C++ is not less deterministic than C.</text:p>
              </text:list-item>
              <text:list-item>
                <text:p>Because the Linux API is C based we will concentrate on C.</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aditional real time operating systems</text:p>
          </draw:text-box>
        </draw:frame>
        <draw:frame presentation:style-name="pr6" draw:layer="layout" svg:width="24.639cm" svg:height="12.179cm" svg:x="1.4cm" svg:y="4.914cm" presentation:class="outline">
          <draw:text-box>
            <text:list text:style-name="L2">
              <text:list-item>
                <text:p>In traditional real time operating systems the programmers write threads which are part of the operating system kernel (operate in the same space).</text:p>
              </text:list-item>
              <text:list-item>
                <text:p>These systems are kept simple by design so as not to be non deterministic.</text:p>
              </text:list-item>
              <text:list-item>
                <text:p>These systems are fast and deterministic.</text:p>
              </text:list-item>
              <text:list-item>
                <text:p>They are also very hard to debug once the software grows because of the single space.</text:p>
              </text:list-item>
              <text:list-item>
                <text:p>They are sometimes called “real time operating systems”/RTOS.</text:p>
              </text:list-item>
              <text:list-item>
                <text:p>Examples: Wind River VxWorks, FreeRTOS, INTEGRITY, ...</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latency/non determinism come from?</text:p>
          </draw:text-box>
        </draw:frame>
        <draw:frame presentation:style-name="pr6" draw:layer="layout" svg:width="24.639cm" svg:height="12.179cm" svg:x="1.4cm" svg:y="4.914cm" presentation:class="outline">
          <draw:text-box>
            <text:list text:style-name="L2">
              <text:list-item>
                <text:p>Hardware. Examples can be self monitoring interrupts, Caches.</text:p>
              </text:list-item>
              <text:list-item>
                <text:p>Operating system. Examples can be operating system threads, swap, long interrupt handlers, page faults, laziness.</text:p>
              </text:list-item>
              <text:list-item>
                <text:p>Programming language. Examples can be <text:span text:style-name="T1">malloc/free(3)</text:span>, garbage collectors.</text:p>
              </text:list-item>
              <text:list-item>
                <text:p>The actual software. Examples can be “if” statements, algorithm bugs, locking.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art of real time programming</text:p>
          </draw:text-box>
        </draw:frame>
        <draw:frame presentation:style-name="pr6" draw:layer="layout" svg:width="24.639cm" svg:height="12.179cm" svg:x="1.4cm" svg:y="4.914cm" presentation:class="outline">
          <draw:text-box>
            <text:list text:style-name="L2">
              <text:list-item>
                <text:p>All this means that to create a real time system one must master all levels of the system: from the hardware, through the operating system, through the programming language to the software.</text:p>
              </text:list-item>
              <text:list-item>
                <text:p>That is also why real time programming is hard.</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7" draw:text-style-name="P1" draw:layer="layout" svg:width="25.199cm" svg:height="16.255cm" svg:x="1.4cm" svg:y="0.837cm" presentation:class="subtitle">
          <draw:text-box>
            <text:p>Linux and real time</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nux and real time</text:p>
          </draw:text-box>
        </draw:frame>
        <draw:frame presentation:style-name="pr6" draw:layer="layout" svg:width="24.639cm" svg:height="12.179cm" svg:x="1.4cm" svg:y="4.914cm" presentation:class="outline">
          <draw:text-box>
            <text:list text:style-name="L2">
              <text:list-item>
                <text:p>Linux was never designed from the beginning to be a real time system and some would claim that UNIX philosophy is contrary to real time.</text:p>
              </text:list-item>
              <text:list-item>
                <text:p>But: Linux has been developing real time capabilities for over a decade.</text:p>
              </text:list-item>
              <text:list-item>
                <text:p>The kernel patch has been written by Ingo Molnar and Thomas Gleixner.</text:p>
              </text:list-item>
              <text:list-item>
                <text:p>It is almost fully integrated into the mainline kernel (3.6).</text:p>
              </text:list-item>
              <text:list-item>
                <text:p>Is expected to be fully integrated in the next year or so.</text:p>
              </text:list-item>
              <text:list-item>
                <text:p>Is usually applied as a patch to the kernel by the people building the real time OS for you.</text:p>
              </text:list-item>
              <text:list-item>
                <text:p>See <text:span text:style-name="T1">https://rt.wiki.kernel.org/index.php/Main_Page</text:span> </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the real time patch do?</text:p>
          </draw:text-box>
        </draw:frame>
        <draw:frame presentation:style-name="pr6" draw:layer="layout" svg:width="24.639cm" svg:height="12.179cm" svg:x="1.4cm" svg:y="4.914cm" presentation:class="outline">
          <draw:text-box>
            <text:list text:style-name="L2">
              <text:list-item>
                <text:p>Interrupts are handled by the kernel in threads with a given priority.</text:p>
              </text:list-item>
              <text:list-item>
                <text:p>The ability to run threads at OS interrupt handler priority or higher.</text:p>
              </text:list-item>
              <text:list-item>
                <text:p>Hard Real time scheduling - separate from the soft scheduling that user space usually uses.</text:p>
              </text:list-item>
              <text:list-item>
                <text:p>Priority inversion.</text:p>
              </text:list-item>
              <text:list-item>
                <text:p>Fine granularity of CPU affinity of user space and operating system threads.</text:p>
              </text:list-item>
              <text:list-item>
                <text:p>New real time clock API for better precision.</text:p>
              </text:list-item>
              <text:list-item>
                <text:p>Less interrupts for real time threads – the scheduler does not use regular tick interrupts to check if real time threads need to stop running and be replaced by other threads.</text:p>
              </text:list-item>
              <text:list-item>
                <text:p>Low latency of the kernel (kernel was reviewed and locations where interrupts were disabled were improved)</text:p>
              </text:list-item>
              <text:list-item>
                <text:p>What is the worst time latency? Around 30usec for dedicated systems. More if you put more drivers, less if you use less.</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7" draw:text-style-name="P3" draw:layer="layout" svg:width="25.199cm" svg:height="16.255cm" svg:x="1.4cm" svg:y="0.837cm" presentation:class="subtitle">
          <draw:text-box>
            <text:p><text:span text:style-name="T4">Avoiding page faults</text:span></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age fault?</text:p>
          </draw:text-box>
        </draw:frame>
        <draw:frame presentation:style-name="pr6" draw:layer="layout" svg:width="24.639cm" svg:height="12.179cm" svg:x="1.4cm" svg:y="4.914cm" presentation:class="outline">
          <draw:text-box>
            <text:list text:style-name="L2">
              <text:list-item>
                <text:p>The Linux OS is lazy. It tries to bring a page to RAM only when it is actually used and not when it is mapped to a user space process.</text:p>
              </text:list-item>
              <text:list-item>
                <text:p>This means that it fetches your executable, data segment, malloc ram, memory mapped files, libraries <text:span text:style-name="T5">only when you use each page, page by page.</text:span></text:p>
              </text:list-item>
              <text:list-item>
                <text:p><text:span text:style-name="T6">Page faults can also happen as a result of swap being enabled. In that case the operating system takes pages of your program and stores them disk to free up memory for some other process (maybe even your own!). </text:span><text:span text:style-name="T5">Only when a page that was taken is needed will that page be brought back from disk. This is done page by page.</text:span></text:p>
              </text:list-item>
              <text:list-item>
                <text:p><text:span text:style-name="T6">These are called a page faults.</text:span></text:p>
              </text:list-item>
              <text:list-item>
                <text:p><text:span text:style-name="T6">These happens transparently to the programmer but causes delays.</text:spa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two types of page faults</text:p>
          </draw:text-box>
        </draw:frame>
        <draw:frame presentation:style-name="pr6" draw:layer="layout" svg:width="24.639cm" svg:height="12.179cm" svg:x="1.4cm" svg:y="4.914cm" presentation:class="outline">
          <draw:text-box>
            <text:list text:style-name="L2">
              <text:list-item>
                <text:p>Linux has two types of page faults: minor faults and major faults.</text:p>
              </text:list-item>
              <text:list-item>
                <text:p><text:span text:style-name="T2">Minor faults</text:span> are when a program tries to access an address which was mapped but not materialized. A memory fault occurs the kernel is invoked.</text:p>
              </text:list-item>
              <text:list-item>
                <text:p>The kernel then attaches the missing page and lets the program continue.</text:p>
              </text:list-item>
              <text:list-item>
                <text:p>This takes about a micro second (a little more, a little less, depends on the system).</text:p>
              </text:list-item>
              <text:list-item>
                <text:p>When the kernel needs to go to disk (e.g. swap, executable, library, memory mapped file, non 0 data segment) to bring a page to ram this is called a <text:span text:style-name="T2">Major fault</text:span>.</text:p>
              </text:list-item>
              <text:list-item>
                <text:p>Major faults may take much longer (milliseconds).</text:p>
              </text:list-item>
              <text:list-item>
                <text:p><text:span text:style-name="T2">In real time programming you usually want to avoid both types of page faults.</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nitoring page faults</text:p>
          </draw:text-box>
        </draw:frame>
        <draw:frame presentation:style-name="pr6" draw:layer="layout" svg:width="24.639cm" svg:height="12.179cm" svg:x="1.4cm" svg:y="4.914cm" presentation:class="outline">
          <draw:text-box>
            <text:list text:style-name="L2">
              <text:list-item>
                <text:p>The proc filesystem: /proc/[pid]/stat</text:p>
              </text:list-item>
              <text:list-item>
                <text:p>From the command line: ps -o min_flt, maj_flt</text:p>
              </text:list-item>
              <text:list-item>
                <text:p>Link with <text:span text:style-name="T1">libproc.so</text:span> and use it's API to monitor your own page faults.</text:p>
              </text:list-item>
              <text:list-item>
                <text:p>Use <text:span text:style-name="T1">top(1)</text:span> and configure page faults as one of the fields you see.</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voiding page faults – the manual way</text:p>
          </draw:text-box>
        </draw:frame>
        <draw:frame presentation:style-name="pr6" draw:layer="layout" svg:width="24.639cm" svg:height="12.179cm" svg:x="1.4cm" svg:y="4.914cm" presentation:class="outline">
          <draw:text-box>
            <text:list text:style-name="L2">
              <text:list-item>
                <text:p>Stack: allocate a big buffer on the stack and zero it or call a recursive function a lot.</text:p>
              </text:list-item>
              <text:list-item>
                <text:p><text:span text:style-name="T5">malloc(3)</text:span>: zero the memory when you get it or use <text:span text:style-name="T5">calloc(3)</text:span>.</text:p>
              </text:list-item>
              <text:list-item>
                <text:p><text:span text:style-name="T5">mmap(2)</text:span>: zero the memory or pass a the flag<text:span text:style-name="T2"> </text:span><text:span text:style-name="T5">MAP_POPULATE</text:span> to mmap.</text:p>
              </text:list-item>
              <text:list-item>
                <text:p>Data segment: zero the memory or just access it. In data segment anything you don't initialize will already be 0 but still needs to be materialized.</text:p>
              </text:list-item>
              <text:list-item>
                <text:p>This is hard to do in practice. That's why we have <text:span text:style-name="T5">mlock(2)</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voiding page faults – the automatic way</text:p>
          </draw:text-box>
        </draw:frame>
        <draw:frame presentation:style-name="pr6" draw:layer="layout" svg:width="24.639cm" svg:height="12.179cm" svg:x="1.4cm" svg:y="4.914cm" presentation:class="outline" presentation:user-transformed="true">
          <draw:text-box>
            <text:list text:style-name="L2">
              <text:list-item>
                <text:p>Linux has the <text:span text:style-name="T5">mlock(2) </text:span><text:span text:style-name="T6">API to allow to lock pages.</text:span></text:p>
              </text:list-item>
              <text:list-item>
                <text:p><text:span text:style-name="T6">“</text:span><text:span text:style-name="T6">Locking a page” can mean several things:</text:span></text:p>
                <text:list>
                  <text:list-item>
                    <text:p><text:span text:style-name="T6">Fetching the page if is not materialized.</text:span></text:p>
                  </text:list-item>
                  <text:list-item>
                    <text:p><text:span text:style-name="T6">Not allowing the operating system to take that page away (e.g. swap). </text:span></text:p>
                  </text:list-item>
                </text:list>
              </text:list-item>
              <text:list-item>
                <text:p><text:span text:style-name="T6">You can use it to lock very specific pages.</text:span></text:p>
              </text:list-item>
              <text:list-item>
                <text:p><text:span text:style-name="T6">You can also use it to lock every page promised and avoid non materialized pages in the future.</text:span></text:p>
              </text:list-item>
              <text:list-item>
                <text:p><text:span text:style-name="T6">See the real time skeleton as an example...</text:span></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cking pages - permissions</text:p>
          </draw:text-box>
        </draw:frame>
        <draw:frame presentation:style-name="pr6" draw:layer="layout" svg:width="24.639cm" svg:height="12.179cm" svg:x="1.4cm" svg:y="4.914cm" presentation:class="outline" presentation:user-transformed="true">
          <draw:text-box>
            <text:list text:style-name="L2">
              <text:list-item>
                <text:p><text:span text:style-name="T6">You do not need to run with </text:span><text:span text:style-name="T7">root </text:span><text:span text:style-name="T6">permissions to lock pages.</text:span></text:p>
              </text:list-item>
              <text:list-item>
                <text:p><text:span text:style-name="T6">By default mlock(2) only allows you to lock 64KB of RAM (Think: why?).</text:span></text:p>
              </text:list-item>
              <text:list-item>
                <text:p><text:span text:style-name="T6">You can see your limit in bash using </text:span><text:span text:style-name="T7">“ulimit -l” </text:span><text:span text:style-name="T6">or </text:span><text:span text:style-name="T7">“limit maxlocks” </text:span><text:span text:style-name="T6">in csh/tcsh.</text:span></text:p>
              </text:list-item>
              <text:list-item>
                <text:p><text:span text:style-name="T6">You can increase this by editing your limits in </text:span><text:span text:style-name="T7">/etc/security/limits.conf </text:span><text:span text:style-name="T6">or putting a file in </text:span><text:span text:style-name="T7">/etc/security/limits.d.</text:span></text:p>
              </text:list-item>
              <text:list-item>
                <text:p><text:span text:style-name="T6">Note that limits are taken into consideration only at login time so you need to re-login for these changes to take effect.</text:span></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Reducing latency of the kernel</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kernel latency</text:p>
          </draw:text-box>
        </draw:frame>
        <draw:frame presentation:style-name="pr6" draw:layer="layout" svg:width="24.63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es kernel latency come from?</text:p>
          </draw:text-box>
        </draw:frame>
        <draw:frame presentation:style-name="pr6" draw:layer="layout" svg:width="24.63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the entire systems latency</text:p>
          </draw:text-box>
        </draw:frame>
        <draw:frame presentation:style-name="pr6" draw:layer="layout" svg:width="24.639cm" svg:height="12.179cm" svg:x="1.4cm" svg:y="4.914cm" presentation:class="outline" presentation:user-transformed="true">
          <draw:text-box>
            <text:list text:style-name="L2">
              <text:list-item>
                <text:p>Is done using cyclictest(1) which part of the <text:span text:style-name="T1">rt-tests</text:span> package.</text:p>
              </text:list-item>
              <text:list-item>
                <text:p>If you don't have it in your system vendors repository then install it from source <text:span text:style-name="T1"><text:a xlink:href="http://git.kernel.org/cgit/linux/kernel/git/clrkwllms/rt-tests.git" xlink:type="simple">http://git.kernel.org/cgit/linux/kernel/git/clrkwllms/rt-tests.git</text:a></text:span></text:p>
              </text:list-item>
              <text:list-item>
                <text:p><text:span text:style-name="T8">It contains not only </text:span><text:span text:style-name="T1">cyclicttest(1)</text:span><text:span text:style-name="T8"> but other very useful tools.</text:span></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7" draw:text-style-name="P1" draw:layer="layout" svg:width="25.199cm" svg:height="16.255cm" svg:x="1.4cm" svg:y="0.837cm" presentation:class="subtitle">
          <draw:text-box>
            <text:p>Reducing your applications latency</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ducing latency</text:p>
          </draw:text-box>
        </draw:frame>
        <draw:frame presentation:style-name="pr6" draw:layer="layout" svg:width="24.639cm" svg:height="12.179cm" svg:x="1.4cm" svg:y="4.914cm" presentation:class="outline">
          <draw:text-box>
            <text:list text:style-name="L2">
              <text:list-item>
                <text:p>If you want a really clean CPU all to yourself:</text:p>
                <text:list>
                  <text:list-item>
                    <text:p>Put your thread on a CPU that does not get hardware interrupts.</text:p>
                  </text:list-item>
                  <text:list-item>
                    <text:p>Do this using the pthread affinity API.</text:p>
                  </text:list-item>
                  <text:list-item>
                    <text:p>On embedded systems hardware interrupts usually go to CPU 0.</text:p>
                  </text:list-item>
                  <text:list-item>
                    <text:p>Use <text:span text:style-name="T1">cat /proc/interrupts</text:span> to make sure.</text:p>
                  </text:list-item>
                  <text:list-item>
                    <text:p>Tune where interrupts go using <text:span text:style-name="T1">echo</text:span> to <text:span text:style-name="T1">/proc/irq/[irq_number]/smp_affinity</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ducing latency (cont)</text:p>
          </draw:text-box>
        </draw:frame>
        <draw:frame presentation:style-name="pr6" draw:layer="layout" svg:width="24.639cm" svg:height="12.179cm" svg:x="1.4cm" svg:y="4.914cm" presentation:class="outline">
          <draw:text-box>
            <text:list text:style-name="L2">
              <text:list-item>
                <text:p>On larger systems (Redhat,...) you usually have a <text:span text:style-name="T1">/usr/sbin/irqbalance </text:span><text:span text:style-name="T8">distributing the interrupts evenly between the cores.</text:span></text:p>
              </text:list-item>
              <text:list-item>
                <text:p><text:span text:style-name="T8">Either get rid of it (don't run it on boot in /etc/init.d).</text:span></text:p>
              </text:list-item>
              <text:list-item>
                <text:p><text:span text:style-name="T8">Or configure it not to send interrupts to the CPU you want to keep clean (use IRQBALANCE_BANNED_CPUS in /etc/default/irqbalance).</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7" draw:text-style-name="P3" draw:layer="layout" svg:width="25.199cm" svg:height="16.255cm" svg:x="1.4cm" svg:y="0.837cm" presentation:class="subtitle">
          <draw:text-box>
            <text:p text:style-name="P4">Real time programming and malloc(3) on Linux</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15T05:53:10</meta:creation-date>
    <meta:editing-duration>PT1H45M14S</meta:editing-duration>
    <meta:editing-cycles>20</meta:editing-cycles>
    <dc:date>2015-11-30T08:53:12.641836705</dc:date>
    <meta:generator>LibreOffice/5.0.2.2$Linux_X86_64 LibreOffice_project/00m0$Build-2</meta:generator>
    <meta:document-statistic meta:object-count="130"/>
  </office:meta>
</office:document-meta>
</file>